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Times New Roman CYR" svg:font-family="'Times New Roman CYR'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officeooo:paragraph-rsid="00077518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 fo:break-before="page"/>
      <style:text-properties style:font-name="Ubuntu" officeooo:paragraph-rsid="00077518"/>
    </style:style>
    <style:style style:name="P3" style:family="paragraph" style:parent-style-name="Standard">
      <style:paragraph-properties fo:margin-left="0.25in" fo:margin-right="0in" fo:margin-top="0in" fo:margin-bottom="0in" style:contextual-spacing="false" fo:line-height="150%" fo:text-align="center" style:justify-single-word="false" fo:text-indent="0in" style:auto-text-indent="false"/>
      <style:text-properties style:font-name="Ubuntu" officeooo:paragraph-rsid="00077518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4pt" fo:language="uk" fo:country="UA" fo:font-weight="bold" officeooo:paragraph-rsid="00077518" style:font-name-asian="Times New Roman" style:font-size-asian="14pt" style:language-asian="ru" style:country-asian="RU" style:font-weight-asian="bold" style:font-size-complex="14pt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4pt" fo:language="uk" fo:country="UA" fo:font-weight="bold" officeooo:paragraph-rsid="00077518" style:font-name-asian="Times New Roman" style:font-size-asian="14pt" style:language-asian="ru" style:country-asian="RU" style:font-weight-asian="bold" style:font-size-complex="12pt"/>
    </style:style>
    <style:style style:name="P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4pt" fo:language="uk" fo:country="UA" officeooo:paragraph-rsid="00077518" style:font-name-asian="Times New Roman" style:font-size-asian="14pt" style:language-asian="ru" style:country-asian="RU" style:font-size-complex="12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.4925in" style:auto-text-indent="false"/>
      <style:text-properties style:font-name="Ubuntu" fo:font-size="14pt" fo:language="uk" fo:country="UA" officeooo:paragraph-rsid="00077518" style:font-name-asian="Times New Roman" style:font-size-asian="14pt" style:language-asian="ru" style:country-asian="RU" style:font-size-complex="12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Ubuntu" fo:font-size="14pt" fo:language="uk" fo:country="UA" officeooo:paragraph-rsid="00077518" style:font-name-asian="Times New Roman" style:font-size-asian="14pt" style:language-asian="ru" style:country-asian="RU" style:font-size-complex="12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text-indent="0.4925in" style:auto-text-indent="false"/>
      <style:text-properties style:font-name="Ubuntu" fo:font-size="14pt" fo:language="uk" fo:country="UA" style:text-underline-style="solid" style:text-underline-width="auto" style:text-underline-color="font-color" officeooo:paragraph-rsid="00077518" style:font-name-asian="Times New Roman" style:font-size-asian="14pt" style:language-asian="ru" style:country-asian="RU" style:font-size-complex="12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.4925in" style:auto-text-indent="false"/>
      <style:text-properties style:font-name="Ubuntu" fo:font-size="14pt" fo:language="uk" fo:country="UA" style:text-underline-style="solid" style:text-underline-width="auto" style:text-underline-color="font-color" officeooo:paragraph-rsid="00077518" style:font-name-asian="Times New Roman" style:font-size-asian="14pt" style:language-asian="ru" style:country-asian="RU" style:font-size-complex="12pt"/>
    </style:style>
    <style:style style:name="P1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bold" officeooo:paragraph-rsid="00077518" style:font-name-asian="Times New Roman" style:font-size-asian="12pt" style:language-asian="ru" style:country-asian="RU" style:font-weight-asian="bold" style:font-size-complex="12pt" style:font-weight-complex="bold"/>
    </style:style>
    <style:style style:name="P12" style:family="paragraph">
      <style:paragraph-properties fo:margin-top="0in" fo:margin-bottom="0in" fo:line-height="100%" fo:text-align="start"/>
      <style:text-properties fo:font-size="11pt"/>
    </style:style>
    <style:style style:name="P13" style:family="paragraph">
      <loext:graphic-properties draw:fill="solid" draw:fill-color="#ffffff"/>
      <style:paragraph-properties fo:margin-top="0in" fo:margin-bottom="0in" fo:line-height="100%" fo:text-align="start"/>
      <style:text-properties fo:font-size="11pt"/>
    </style:style>
    <style:style style:name="P14" style:family="paragraph">
      <style:paragraph-properties fo:margin-top="0in" fo:margin-bottom="0in" fo:line-height="100%" fo:text-align="center"/>
    </style:style>
    <style:style style:name="P15" style:family="paragraph">
      <loext:graphic-properties draw:fill="solid" draw:fill-color="#ffffff"/>
      <style:paragraph-properties fo:margin-top="0in" fo:margin-bottom="0in" fo:line-height="100%" fo:text-align="center"/>
    </style:style>
    <style:style style:name="P16" style:family="paragraph">
      <loext:graphic-properties draw:fill="none"/>
      <style:paragraph-properties fo:text-align="start"/>
      <style:text-properties fo:font-size="11pt"/>
    </style:style>
    <style:style style:name="T1" style:family="text">
      <style:text-properties fo:font-size="14pt" fo:language="uk" fo:country="UA" style:font-name-asian="Times New Roman" style:font-size-asian="14pt" style:language-asian="ru" style:country-asian="RU" style:font-size-complex="14pt"/>
    </style:style>
    <style:style style:name="T2" style:family="text">
      <style:text-properties fo:font-size="14pt" fo:language="uk" fo:country="UA" style:font-name-asian="Times New Roman" style:font-size-asian="14pt" style:language-asian="ru" style:country-asian="RU" style:font-size-complex="12pt"/>
    </style:style>
    <style:style style:name="T3" style:family="text">
      <style:text-properties fo:font-size="14pt" fo:language="uk" fo:country="UA" fo:font-weight="bold" style:font-name-asian="Times New Roman" style:font-size-asian="14pt" style:language-asian="ru" style:country-asian="RU" style:font-weight-asian="bold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name-asian="Times New Roman" style:font-size-asian="14pt" style:language-asian="ru" style:country-asian="RU" style:font-weight-asian="bold" style:font-size-complex="14pt" style:font-weight-complex="bold"/>
    </style:style>
    <style:style style:name="T6" style:family="text">
      <style:text-properties fo:font-size="16pt" fo:language="uk" fo:country="UA" fo:font-weight="bold" style:font-name-asian="Times New Roman" style:font-size-asian="16pt" style:language-asian="ru" style:country-asian="RU" style:font-weight-asian="bold" style:font-size-complex="12pt" style:font-weight-complex="bold"/>
    </style:style>
    <style:style style:name="T7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 CYR" fo:font-size="11pt" fo:letter-spacing="normal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 CYR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variant="normal" fo:text-transform="none" style:use-window-font-color="true" loext:opacity="0%" style:text-line-through-style="none" style:text-line-through-type="none" style:text-position="0% 100%" fo:font-size="11pt" fo:letter-spacing="normal" fo:font-style="italic" style:text-underline-style="none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 CYR" fo:font-size="11pt" fo:letter-spacing="normal" fo:language="uk" fo:country="UA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 CYR" fo:font-size="11pt" fo:letter-spacing="normal" fo:language="uk" fo:country="UA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style:use-window-font-color="true" loext:opacity="0%" style:text-line-through-style="none" style:text-line-through-type="none" style:text-position="0% 100%" fo:font-size="11pt" fo:letter-spacing="normal" fo:language="uk" fo:country="UA" fo:font-style="italic" style:text-underline-style="none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gr1" style:family="graphic">
      <style:graphic-properties fo:margin-left="0in" fo:margin-right="0.0209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ffffff" draw:textarea-vertical-align="top" draw:auto-grow-height="false" draw:fit-to-size="false" style:shrink-to-fit="false" fo:min-height="0.3752in" fo:min-width="2in" fo:padding-top="0in" fo:padding-bottom="0in" fo:padding-left="0in" fo:padding-right="0in" fo:wrap-option="wrap" style:run-through="foreground"/>
      <style:paragraph-properties style:writing-mode="lr-tb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width="0in" draw:fill="solid" draw:fill-color="#ffffff" draw:textarea-vertical-align="top" draw:auto-grow-height="false" draw:fit-to-size="false" style:shrink-to-fit="false" fo:min-height="0.2209in" fo:min-width="2.5134in" fo:padding-top="0in" fo:padding-bottom="0in" fo:padding-left="0in" fo:padding-right="0in" fo:wrap-option="wrap" style:run-through="foreground"/>
      <style:paragraph-properties style:writing-mode="lr-tb"/>
    </style:style>
    <style:style style:name="gr5" style:family="graphic">
      <style:graphic-properties draw:stroke="none" svg:stroke-width="0in" draw:fill="solid" draw:fill-color="#ffffff" draw:textarea-vertical-align="top" draw:auto-grow-height="false" draw:fit-to-size="false" style:shrink-to-fit="false" fo:min-height="0.2417in" fo:min-width="2.9102in" fo:padding-top="0in" fo:padding-bottom="0in" fo:padding-left="0in" fo:padding-right="0in" fo:wrap-option="wrap" style:run-through="foreground"/>
      <style:paragraph-properties style:writing-mode="lr-tb"/>
    </style:style>
    <style:style style:name="gr6" style:family="graphic">
      <style:graphic-properties draw:stroke="solid" svg:stroke-width="0.0102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Міністерство освіти і науки України</text:span></text:p>
      <text:p text:style-name="P1"><text:span text:style-name="T3">Національний технічний університет України «Київський політехнічний інститут імені Ігоря Сікорського"</text:span></text:p>
      <text:p text:style-name="P1"><text:span text:style-name="T3">Факультет інформатики та обчислювальної техніки</text:span></text:p>
      <text:p text:style-name="P4"/>
      <text:p text:style-name="P1"><text:span text:style-name="T3">Кафедра інформатики та програмної інженерії</text:span></text:p>
      <text:p text:style-name="P6"/>
      <text:p text:style-name="P6"/>
      <text:p text:style-name="P6"/>
      <text:p text:style-name="P11"/>
      <text:p text:style-name="P1"><text:span text:style-name="T6">Звіт</text:span></text:p>
      <text:p text:style-name="P6"/>
      <text:p text:style-name="P1"><text:span text:style-name="T2">з лабораторної роботи № 4 з дисципліни </text:span></text:p>
      <text:p text:style-name="P1"><text:span text:style-name="T2">«Ігрова фізика»</text:span></text:p>
      <text:p text:style-name="P5"/>
      <text:p text:style-name="P3"><text:span text:style-name="T3">«</text:span><text:span text:style-name="T4">Визначення коєфіцієнта в’язкості рідини методом Стокса</text:span><text:span text:style-name="T5">»</text:span></text:p>
      <text:p text:style-name="P8"/>
      <text:p text:style-name="P9"/>
      <text:p text:style-name="P9"/>
      <text:p text:style-name="P9"><draw:g text:anchor-type="char" draw:z-index="0" draw:name="Группа 70" draw:style-name="gr1"><draw:custom-shape draw:name="Text Box 4" draw:style-name="gr2" draw:text-style-name="P13" svg:width="1.9996in" svg:height="0.3748in" svg:x="0.25in" svg:y="1.2854in"><text:p text:style-name="P12"><text:span text:style-name="T7">Перевірив</text:span><text:span text:style-name="T10">(ла)</text:span></text:p><text:p text:style-name="P12"><text:span text:style-name="T11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2" draw:style-name="gr3"><draw:custom-shape draw:name="Text Box 5" draw:style-name="gr4" draw:text-style-name="P15" svg:width="2.513in" svg:height="0.2205in" svg:x="2.5in" svg:y="1.502in"><text:p text:style-name="P14"><text:span text:style-name="T8">(прізвище, ім'я, по батькові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5" draw:text-style-name="P15" svg:width="2.9098in" svg:height="0.2413in" svg:x="2.4035in" svg:y="1.2854in"><text:p text:style-name="P14"><text:span text:style-name="T12">Скирта Юрій Борисович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" draw:style-name="gr6" draw:text-style-name="P16" svg:x1="2.3748in" svg:y1="1.4902in" svg:x2="5.3177in" svg:y2="1.4906in"><text:p/></draw:line><draw:line draw:name="Line 4" draw:style-name="gr6" draw:text-style-name="P16" svg:x1="5.4114in" svg:y1="1.4858in" svg:x2="6.25in" svg:y2="1.4862in"><text:p/></draw:line></draw:g><draw:g text:anchor-type="char" draw:z-index="1" draw:name="Группа 63" draw:style-name="gr1"><draw:custom-shape draw:name="Text Box 1" draw:style-name="gr2" draw:text-style-name="P13" svg:width="1.9996in" svg:height="0.3748in" svg:x="0.25in" svg:y="0.1189in"><text:p text:style-name="P12"><text:span text:style-name="T7">Виконав(ла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1" draw:style-name="gr3"><draw:custom-shape draw:name="Text Box 2" draw:style-name="gr4" draw:text-style-name="P15" svg:width="2.513in" svg:height="0.2205in" svg:x="2.5in" svg:y="0.3354in"><text:p text:style-name="P14"><text:span text:style-name="T8">(шифр, прізвище, ім'я, по батькові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" draw:style-name="gr5" draw:text-style-name="P15" svg:width="2.9098in" svg:height="0.2413in" svg:x="2.4035in" svg:y="0.1189in"><text:p text:style-name="P14"><text:span text:style-name="T9">ІП-11 Панченко Сергій </text:span><text:span text:style-name="T9">Віталійович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" draw:style-name="gr6" draw:text-style-name="P16" svg:x1="2.3748in" svg:y1="0.3236in" svg:x2="5.3177in" svg:y2="0.324in"><text:p/></draw:line><draw:line draw:name="Line 2" draw:style-name="gr6" draw:text-style-name="P16" svg:x1="5.4114in" svg:y1="0.3197in" svg:x2="6.25in" svg:y2="0.3201in"><text:p/></draw:line></draw:g></text:p>
      <text:p text:style-name="P9"/>
      <text:p text:style-name="P9"/>
      <text:p text:style-name="P9"/>
      <text:p text:style-name="P9"/>
      <text:p text:style-name="P10"/>
      <text:p text:style-name="P6"/>
      <text:p text:style-name="P6"/>
      <text:p text:style-name="P7"/>
      <text:p text:style-name="P1"><text:span text:style-name="T1">Київ 2022</text:span></text:p>
      <text:p text:style-name="P1"><text:span text:style-name="T1"/></text:p>
      <text:p text:style-name="P2"><text:span text:style-name="T3">Теоретичний конспект</text:span></text:p>
      <text:p text:style-name="P1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Times New Roman CYR" svg:font-family="'Times New Roman CYR'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number:min-decimal-places="5" number:min-integer-digits="1"/>
    </number:number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20:34:14.523767029</meta:creation-date>
    <meta:generator>LibreOffice/7.3.7.2$Linux_X86_64 LibreOffice_project/30$Build-2</meta:generator>
    <dc:date>2022-12-04T20:37:29.767260128</dc:date>
    <meta:editing-duration>PT3M16S</meta:editing-duration>
    <meta:editing-cycles>1</meta:editing-cycles>
    <meta:document-statistic meta:table-count="0" meta:image-count="0" meta:object-count="0" meta:page-count="2" meta:paragraph-count="10" meta:word-count="45" meta:character-count="369" meta:non-whitespace-character-count="333"/>
  </office:meta>
</office:document-meta>
</file>